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P2" style:family="paragraph" style:parent-style-name="Standard">
      <style:paragraph-properties fo:text-align="center" fo:break-before="auto" fo:line-height="115%" style:writing-mode="lr-tb"/>
    </style:style>
    <style:style style:name="T2_1" style:family="text"/>
    <style:style style:name="Table1" style:family="table">
      <style:table-properties table:align="left" style:width="15.919cm" fo:margin-left="0cm"/>
    </style:style>
    <style:style style:name="Column1" style:family="table-column">
      <style:table-column-properties style:column-width="3.184cm"/>
    </style:style>
    <style:style style:name="Column2" style:family="table-column">
      <style:table-column-properties style:column-width="3.184cm"/>
    </style:style>
    <style:style style:name="Column3" style:family="table-column">
      <style:table-column-properties style:column-width="3.184cm"/>
    </style:style>
    <style:style style:name="Column4" style:family="table-column">
      <style:table-column-properties style:column-width="3.184cm"/>
    </style:style>
    <style:style style:name="Column5" style:family="table-column">
      <style:table-column-properties style:column-width="3.184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center" fo:break-before="auto" fo:line-height="115%" style:writing-mode="lr-tb"/>
    </style:style>
    <style:style style:name="P9" style:family="paragraph" style:parent-style-name="Standard">
      <style:paragraph-properties fo:text-align="center"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P10" style:family="paragraph" style:parent-style-name="Standard">
      <style:paragraph-properties fo:text-align="center" fo:break-before="auto" fo:line-height="115%" style:writing-mode="lr-tb"/>
    </style:style>
    <style:style style:name="Table2" style:family="table">
      <style:table-properties table:align="left" style:width="15.919cm" fo:margin-left="0cm"/>
    </style:style>
    <style:style style:name="Column6" style:family="table-column">
      <style:table-column-properties style:column-width="3.184cm"/>
    </style:style>
    <style:style style:name="Column7" style:family="table-column">
      <style:table-column-properties style:column-width="3.184cm"/>
    </style:style>
    <style:style style:name="Column8" style:family="table-column">
      <style:table-column-properties style:column-width="3.184cm"/>
    </style:style>
    <style:style style:name="Column9" style:family="table-column">
      <style:table-column-properties style:column-width="3.184cm"/>
    </style:style>
    <style:style style:name="Column10" style:family="table-column">
      <style:table-column-properties style:column-width="3.184cm"/>
    </style:style>
    <style:style style:name="Row2" style:family="table-row"/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center" fo:break-before="auto" fo:line-height="115%" style:writing-mode="lr-tb"/>
    </style:style>
    <style:style style:name="Table3" style:family="table">
      <style:table-properties table:align="left" style:width="15.919cm" fo:margin-left="0cm"/>
    </style:style>
    <style:style style:name="Column11" style:family="table-column">
      <style:table-column-properties style:column-width="3.184cm"/>
    </style:style>
    <style:style style:name="Column12" style:family="table-column">
      <style:table-column-properties style:column-width="3.184cm"/>
    </style:style>
    <style:style style:name="Column13" style:family="table-column">
      <style:table-column-properties style:column-width="3.184cm"/>
    </style:style>
    <style:style style:name="Column14" style:family="table-column">
      <style:table-column-properties style:column-width="3.184cm"/>
    </style:style>
    <style:style style:name="Column15" style:family="table-column">
      <style:table-column-properties style:column-width="3.184cm"/>
    </style:style>
    <style:style style:name="Row3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center" fo:break-before="auto" fo:line-height="115%" style:writing-mode="lr-tb"/>
    </style:style>
    <style:style style:name="Table4" style:family="table">
      <style:table-properties table:align="left" style:width="15.919cm" fo:margin-left="0cm"/>
    </style:style>
    <style:style style:name="Column16" style:family="table-column">
      <style:table-column-properties style:column-width="3.184cm"/>
    </style:style>
    <style:style style:name="Column17" style:family="table-column">
      <style:table-column-properties style:column-width="3.184cm"/>
    </style:style>
    <style:style style:name="Column18" style:family="table-column">
      <style:table-column-properties style:column-width="3.184cm"/>
    </style:style>
    <style:style style:name="Column19" style:family="table-column">
      <style:table-column-properties style:column-width="3.184cm"/>
    </style:style>
    <style:style style:name="Column20" style:family="table-column">
      <style:table-column-properties style:column-width="3.184cm"/>
    </style:style>
    <style:style style:name="Row4" style:family="table-row"/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center" fo:break-before="auto" fo:line-height="115%" style:writing-mode="lr-tb"/>
    </style:style>
    <style:style style:name="P33" style:family="paragraph" style:parent-style-name="Standard">
      <style:paragraph-properties fo:text-align="center"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P34" style:family="paragraph" style:parent-style-name="Standard">
      <style:paragraph-properties fo:text-align="center" fo:break-before="auto" fo:line-height="115%" style:writing-mode="lr-tb"/>
    </style:style>
    <style:style style:name="Table5" style:family="table">
      <style:table-properties table:align="left" style:width="15.919cm" fo:margin-left="0cm"/>
    </style:style>
    <style:style style:name="Column21" style:family="table-column">
      <style:table-column-properties style:column-width="3.184cm"/>
    </style:style>
    <style:style style:name="Column22" style:family="table-column">
      <style:table-column-properties style:column-width="3.184cm"/>
    </style:style>
    <style:style style:name="Column23" style:family="table-column">
      <style:table-column-properties style:column-width="3.184cm"/>
    </style:style>
    <style:style style:name="Column24" style:family="table-column">
      <style:table-column-properties style:column-width="3.184cm"/>
    </style:style>
    <style:style style:name="Column25" style:family="table-column">
      <style:table-column-properties style:column-width="3.184cm"/>
    </style:style>
    <style:style style:name="Row5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center" fo:break-before="auto" fo:line-height="115%" style:writing-mode="lr-tb"/>
    </style:style>
    <style:style style:name="Table6" style:family="table">
      <style:table-properties table:align="left" style:width="15.919cm" fo:margin-left="0cm"/>
    </style:style>
    <style:style style:name="Column26" style:family="table-column">
      <style:table-column-properties style:column-width="3.184cm"/>
    </style:style>
    <style:style style:name="Column27" style:family="table-column">
      <style:table-column-properties style:column-width="3.184cm"/>
    </style:style>
    <style:style style:name="Column28" style:family="table-column">
      <style:table-column-properties style:column-width="3.184cm"/>
    </style:style>
    <style:style style:name="Column29" style:family="table-column">
      <style:table-column-properties style:column-width="3.184cm"/>
    </style:style>
    <style:style style:name="Column30" style:family="table-column">
      <style:table-column-properties style:column-width="3.184cm"/>
    </style:style>
    <style:style style:name="Row6" style:family="table-row"/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center" fo:break-before="auto" fo:line-height="115%" style:writing-mode="lr-tb"/>
    </style:style>
    <style:style style:name="Table7" style:family="table">
      <style:table-properties table:align="left" style:width="15.919cm" fo:margin-left="0cm"/>
    </style:style>
    <style:style style:name="Column31" style:family="table-column">
      <style:table-column-properties style:column-width="3.184cm"/>
    </style:style>
    <style:style style:name="Column32" style:family="table-column">
      <style:table-column-properties style:column-width="3.184cm"/>
    </style:style>
    <style:style style:name="Column33" style:family="table-column">
      <style:table-column-properties style:column-width="3.184cm"/>
    </style:style>
    <style:style style:name="Column34" style:family="table-column">
      <style:table-column-properties style:column-width="3.184cm"/>
    </style:style>
    <style:style style:name="Column35" style:family="table-column">
      <style:table-column-properties style:column-width="3.184cm"/>
    </style:style>
    <style:style style:name="Row7" style:family="table-row"/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center" fo:break-before="auto" fo:line-height="115%" style:writing-mode="lr-tb"/>
    </style:style>
    <style:style style:name="Table8" style:family="table">
      <style:table-properties table:align="left" style:width="15.919cm" fo:margin-left="0cm"/>
    </style:style>
    <style:style style:name="Column36" style:family="table-column">
      <style:table-column-properties style:column-width="3.184cm"/>
    </style:style>
    <style:style style:name="Column37" style:family="table-column">
      <style:table-column-properties style:column-width="3.184cm"/>
    </style:style>
    <style:style style:name="Column38" style:family="table-column">
      <style:table-column-properties style:column-width="3.184cm"/>
    </style:style>
    <style:style style:name="Column39" style:family="table-column">
      <style:table-column-properties style:column-width="3.184cm"/>
    </style:style>
    <style:style style:name="Column40" style:family="table-column">
      <style:table-column-properties style:column-width="3.184cm"/>
    </style:style>
    <style:style style:name="Row8" style:family="table-row"/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center" fo:break-before="auto" fo:line-height="115%" style:writing-mode="lr-tb"/>
    </style:style>
    <style:style style:name="Table9" style:family="table">
      <style:table-properties table:align="left" style:width="15.919cm" fo:margin-left="0cm"/>
    </style:style>
    <style:style style:name="Column41" style:family="table-column">
      <style:table-column-properties style:column-width="3.184cm"/>
    </style:style>
    <style:style style:name="Column42" style:family="table-column">
      <style:table-column-properties style:column-width="3.184cm"/>
    </style:style>
    <style:style style:name="Column43" style:family="table-column">
      <style:table-column-properties style:column-width="3.184cm"/>
    </style:style>
    <style:style style:name="Column44" style:family="table-column">
      <style:table-column-properties style:column-width="3.184cm"/>
    </style:style>
    <style:style style:name="Column45" style:family="table-column">
      <style:table-column-properties style:column-width="3.184cm"/>
    </style:style>
    <style:style style:name="Row9" style:family="table-row"/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3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center" fo:break-before="auto" fo:line-height="115%" style:writing-mode="lr-tb"/>
    </style:style>
    <style:style style:name="P69" style:family="paragraph" style:parent-style-name="Standard">
      <style:paragraph-properties fo:text-align="center" fo:break-before="auto" fo:line-height="115%" style:writing-mode="lr-tb"/>
    </style:style>
    <style:style style:name="T69_1" style:family="text"/>
    <style:style style:name="T69_2" style:family="text"/>
    <style:style style:name="T69_3" style:family="text"/>
    <style:style style:name="P70" style:family="paragraph" style:parent-style-name="Standard">
      <style:paragraph-properties fo:text-align="center" fo:break-before="auto" fo:line-height="115%" style:writing-mode="lr-tb"/>
    </style:style>
    <style:style style:name="Table10" style:family="table">
      <style:table-properties table:align="left" style:width="15.919cm" fo:margin-left="0cm"/>
    </style:style>
    <style:style style:name="Column46" style:family="table-column">
      <style:table-column-properties style:column-width="3.184cm"/>
    </style:style>
    <style:style style:name="Column47" style:family="table-column">
      <style:table-column-properties style:column-width="3.184cm"/>
    </style:style>
    <style:style style:name="Column48" style:family="table-column">
      <style:table-column-properties style:column-width="3.184cm"/>
    </style:style>
    <style:style style:name="Column49" style:family="table-column">
      <style:table-column-properties style:column-width="3.184cm"/>
    </style:style>
    <style:style style:name="Column50" style:family="table-column">
      <style:table-column-properties style:column-width="3.184cm"/>
    </style:style>
    <style:style style:name="Row10" style:family="table-row"/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3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8" style:family="paragraph" style:parent-style-name="Standard">
      <style:paragraph-properties fo:text-align="center" fo:break-before="auto" fo:line-height="115%" style:writing-mode="lr-tb"/>
    </style:style>
    <style:style style:name="Table11" style:family="table">
      <style:table-properties table:align="left" style:width="15.919cm" fo:margin-left="0cm"/>
    </style:style>
    <style:style style:name="Column51" style:family="table-column">
      <style:table-column-properties style:column-width="3.184cm"/>
    </style:style>
    <style:style style:name="Column52" style:family="table-column">
      <style:table-column-properties style:column-width="3.184cm"/>
    </style:style>
    <style:style style:name="Column53" style:family="table-column">
      <style:table-column-properties style:column-width="3.184cm"/>
    </style:style>
    <style:style style:name="Column54" style:family="table-column">
      <style:table-column-properties style:column-width="3.184cm"/>
    </style:style>
    <style:style style:name="Column55" style:family="table-column">
      <style:table-column-properties style:column-width="3.184cm"/>
    </style:style>
    <style:style style:name="Row11" style:family="table-row"/>
    <style:style style:name="Cell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1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2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6" style:family="paragraph" style:parent-style-name="Standard">
      <style:paragraph-properties fo:text-align="center" fo:break-before="auto" fo:line-height="115%" style:writing-mode="lr-tb"/>
    </style:style>
    <style:style style:name="P87" style:family="paragraph" style:parent-style-name="Standard">
      <style:paragraph-properties fo:text-align="center" fo:break-before="auto" fo:line-height="115%" style:writing-mode="lr-tb"/>
    </style:style>
    <style:style style:name="T87_1" style:family="text"/>
    <style:style style:name="T87_2" style:family="text"/>
    <style:style style:name="T87_3" style:family="text"/>
    <style:style style:name="P88" style:family="paragraph" style:parent-style-name="Standard">
      <style:paragraph-properties fo:text-align="center" fo:break-before="auto" fo:line-height="115%" style:writing-mode="lr-tb"/>
    </style:style>
    <style:style style:name="P89" style:family="paragraph" style:parent-style-name="Standard">
      <style:paragraph-properties fo:text-align="center" fo:break-before="auto" fo:line-height="115%" style:writing-mode="lr-tb"/>
    </style:style>
    <style:style style:name="Table12" style:family="table">
      <style:table-properties table:align="left" style:width="15.919cm" fo:margin-left="0cm"/>
    </style:style>
    <style:style style:name="Column56" style:family="table-column">
      <style:table-column-properties style:column-width="3.184cm"/>
    </style:style>
    <style:style style:name="Column57" style:family="table-column">
      <style:table-column-properties style:column-width="3.184cm"/>
    </style:style>
    <style:style style:name="Column58" style:family="table-column">
      <style:table-column-properties style:column-width="3.184cm"/>
    </style:style>
    <style:style style:name="Column59" style:family="table-column">
      <style:table-column-properties style:column-width="3.184cm"/>
    </style:style>
    <style:style style:name="Column60" style:family="table-column">
      <style:table-column-properties style:column-width="3.184cm"/>
    </style:style>
    <style:style style:name="Row12" style:family="table-row"/>
    <style:style style:name="Cell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2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4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5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text-align="center" fo:break-before="auto" fo:line-height="115%" style:writing-mode="lr-tb"/>
    </style:style>
    <style:style style:name="P99" style:family="paragraph" style:parent-style-name="Standard">
      <style:paragraph-properties fo:text-align="center" fo:break-before="auto" fo:line-height="115%" style:writing-mode="lr-tb"/>
    </style:style>
    <style:style style:name="Table13" style:family="table">
      <style:table-properties table:align="left" style:width="15.919cm" fo:margin-left="0cm"/>
    </style:style>
    <style:style style:name="Column61" style:family="table-column">
      <style:table-column-properties style:column-width="3.184cm"/>
    </style:style>
    <style:style style:name="Column62" style:family="table-column">
      <style:table-column-properties style:column-width="3.184cm"/>
    </style:style>
    <style:style style:name="Column63" style:family="table-column">
      <style:table-column-properties style:column-width="3.184cm"/>
    </style:style>
    <style:style style:name="Column64" style:family="table-column">
      <style:table-column-properties style:column-width="3.184cm"/>
    </style:style>
    <style:style style:name="Column65" style:family="table-column">
      <style:table-column-properties style:column-width="3.184cm"/>
    </style:style>
    <style:style style:name="Row13" style:family="table-row"/>
    <style:style style:name="Cell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0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2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4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5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6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7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text-align="center" fo:break-before="auto" fo:line-height="115%" style:writing-mode="lr-tb"/>
    </style:style>
  </office:automatic-styles>
  <office:body>
    <office:text>
      <text:p text:style-name="P1"><text:span text:style-name="T1_1"><text:s text:c="4"/></text:span><text:span text:style-name="T1_2">/*<text:s/></text:span><text:span text:style-name="T1_3">ROUTES</text:span><text:span text:style-name="T1_4"><text:s/></text:span><text:span text:style-name="T1_5">TABLE</text:span><text:span text:style-name="T1_6">*/</text:span></text:p>
      <text:p text:style-name="P2"><text:span text:style-name="T2_1"><text:s/>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column table:style-name="Column5"/>
        <table:table-row table:style-name="Row1">
          <table:table-cell table:style-name="Cell1">
            <text:p text:style-name="P3"><text:span text:style-name="T3_1">Name</text:span></text:p>
          </table:table-cell>
          <table:table-cell table:style-name="Cell2">
            <text:p text:style-name="P4"><text:span text:style-name="T4_1">Type</text:span></text:p>
          </table:table-cell>
          <table:table-cell table:style-name="Cell3">
            <text:p text:style-name="P5"><text:span text:style-name="T5_1">Parameters</text:span></text:p>
          </table:table-cell>
          <table:table-cell table:style-name="Cell4">
            <text:p text:style-name="P6"><text:span text:style-name="T6_1">Data</text:span></text:p>
          </table:table-cell>
          <table:table-cell table:style-name="Cell5">
            <text:p text:style-name="P7"><text:span text:style-name="T7_1">Description</text:span></text:p>
          </table:table-cell>
        </table:table-row>
      </table:table>
      <text:p text:style-name="P8"/>
      <text:p text:style-name="P9"><text:span text:style-name="T9_1">/*<text:s/></text:span><text:span text:style-name="T9_2">SERVICE</text:span><text:span text:style-name="T9_3"><text:s/>*/</text:span></text:p>
      <text:p text:style-name="P10"/>
      <table:table table:style-name="Table2">
        <table:table-column table:style-name="Column6"/>
        <table:table-column table:style-name="Column7"/>
        <table:table-column table:style-name="Column8"/>
        <table:table-column table:style-name="Column9"/>
        <table:table-column table:style-name="Column10"/>
        <table:table-row table:style-name="Row2">
          <table:table-cell table:style-name="Cell6">
            <text:p text:style-name="P11"><text:span text:style-name="T11_1">/</text:span><text:span text:style-name="T11_2">servicesList</text:span></text:p>
          </table:table-cell>
          <table:table-cell table:style-name="Cell7">
            <text:p text:style-name="P12"><text:span text:style-name="T12_1">GET</text:span></text:p>
          </table:table-cell>
          <table:table-cell table:style-name="Cell8">
            <text:p text:style-name="P13"><text:span text:style-name="T13_1">NA</text:span></text:p>
          </table:table-cell>
          <table:table-cell table:style-name="Cell9">
            <text:p text:style-name="P14"><text:span text:style-name="T14_1">{</text:span><text:span text:style-name="T14_2">String</text:span><text:span text:style-name="T14_3"><text:s/></text:span><text:span text:style-name="T14_4">Array</text:span><text:span text:style-name="T14_5">}</text:span></text:p>
            <text:p text:style-name="P15"><text:span text:style-name="T15_1">services</text:span></text:p>
            <text:p text:style-name="P16"/>
          </table:table-cell>
          <table:table-cell table:style-name="Cell10">
            <text:p text:style-name="P17"><text:span text:style-name="T17_1">Get</text:span><text:span text:style-name="T17_2"><text:s/></text:span><text:span text:style-name="T17_3">the</text:span><text:span text:style-name="T17_4"><text:s/></text:span><text:span text:style-name="T17_5">list</text:span><text:span text:style-name="T17_6"><text:s/></text:span><text:span text:style-name="T17_7">of</text:span><text:span text:style-name="T17_8"><text:s/></text:span><text:span text:style-name="T17_9">avalaible</text:span><text:span text:style-name="T17_10"><text:s/></text:span><text:span text:style-name="T17_11">services</text:span><text:span text:style-name="T17_12"><text:s/>(</text:span><text:span text:style-name="T17_13">category</text:span><text:span text:style-name="T17_14"><text:s/>&amp;<text:s/></text:span><text:span text:style-name="T17_15">filters</text:span><text:span text:style-name="T17_16">)</text:span></text:p>
          </table:table-cell>
        </table:table-row>
      </table:table>
      <text:p text:style-name="P18"/>
      <table:table table:style-name="Table3">
        <table:table-column table:style-name="Column11"/>
        <table:table-column table:style-name="Column12"/>
        <table:table-column table:style-name="Column13"/>
        <table:table-column table:style-name="Column14"/>
        <table:table-column table:style-name="Column15"/>
        <table:table-row table:style-name="Row3">
          <table:table-cell table:style-name="Cell11">
            <text:p text:style-name="P19"><text:span text:style-name="T19_1">/</text:span><text:span text:style-name="T19_2">sortServices</text:span></text:p>
          </table:table-cell>
          <table:table-cell table:style-name="Cell12">
            <text:p text:style-name="P20"><text:span text:style-name="T20_1">GET</text:span></text:p>
          </table:table-cell>
          <table:table-cell table:style-name="Cell13">
            <text:p text:style-name="P21"><text:span text:style-name="T21_1">{</text:span><text:span text:style-name="T21_2">String</text:span><text:span text:style-name="T21_3"><text:s/></text:span><text:span text:style-name="T21_4">Array</text:span><text:span text:style-name="T21_5">}<text:s/></text:span><text:span text:style-name="T21_6">categories</text:span><text:span text:style-name="T21_7">,<text:s/></text:span><text:span text:style-name="T21_8">flters</text:span></text:p>
          </table:table-cell>
          <table:table-cell table:style-name="Cell14">
            <text:p text:style-name="P22"><text:span text:style-name="T22_1">{</text:span><text:span text:style-name="T22_2">String</text:span><text:span text:style-name="T22_3"><text:s/></text:span><text:span text:style-name="T22_4">Array</text:span><text:span text:style-name="T22_5">}<text:s/></text:span><text:span text:style-name="T22_6">services</text:span></text:p>
          </table:table-cell>
          <table:table-cell table:style-name="Cell15">
            <text:p text:style-name="P23"><text:span text:style-name="T23_1">Sort</text:span><text:span text:style-name="T23_2"><text:s/></text:span><text:span text:style-name="T23_3">services</text:span><text:span text:style-name="T23_4"><text:s/></text:span><text:span text:style-name="T23_5">list</text:span><text:span text:style-name="T23_6"><text:s/></text:span><text:span text:style-name="T23_7">by</text:span><text:span text:style-name="T23_8"><text:s/></text:span><text:span text:style-name="T23_9">catefories</text:span><text:span text:style-name="T23_10"><text:s/></text:span><text:span text:style-name="T23_11">and</text:span><text:span text:style-name="T23_12"><text:s/></text:span><text:span text:style-name="T23_13">filters</text:span></text:p>
          </table:table-cell>
        </table:table-row>
      </table:table>
      <text:p text:style-name="P24"/>
      <table:table table:style-name="Table4">
        <table:table-column table:style-name="Column16"/>
        <table:table-column table:style-name="Column17"/>
        <table:table-column table:style-name="Column18"/>
        <table:table-column table:style-name="Column19"/>
        <table:table-column table:style-name="Column20"/>
        <table:table-row table:style-name="Row4">
          <table:table-cell table:style-name="Cell16">
            <text:p text:style-name="P25"><text:span text:style-name="T25_1">/</text:span><text:span text:style-name="T25_2">serviceDetails</text:span></text:p>
          </table:table-cell>
          <table:table-cell table:style-name="Cell17">
            <text:p text:style-name="P26"><text:span text:style-name="T26_1">GET</text:span></text:p>
          </table:table-cell>
          <table:table-cell table:style-name="Cell18">
            <text:p text:style-name="P27"><text:span text:style-name="T27_1">{</text:span><text:span text:style-name="T27_2">String</text:span><text:span text:style-name="T27_3">}</text:span></text:p>
            <text:p text:style-name="P28"><text:span text:style-name="T28_1">service</text:span></text:p>
          </table:table-cell>
          <table:table-cell table:style-name="Cell19">
            <text:p text:style-name="P29"><text:span text:style-name="T29_1">{</text:span><text:span text:style-name="T29_2">String</text:span><text:span text:style-name="T29_3">}</text:span></text:p>
            <text:p text:style-name="P30"><text:span text:style-name="T30_1">description</text:span><text:span text:style-name="T30_2">,<text:s/></text:span><text:span text:style-name="T30_3">horaires</text:span><text:span text:style-name="T30_4">,<text:s/></text:span><text:span text:style-name="T30_5">adresse</text:span><text:span text:style-name="T30_6">,<text:s/></text:span><text:span text:style-name="T30_7">phone</text:span><text:span text:style-name="T30_8">,<text:s/></text:span><text:span text:style-name="T30_9">email</text:span><text:span text:style-name="T30_10">,<text:s/></text:span><text:span text:style-name="T30_11">fax</text:span></text:p>
          </table:table-cell>
          <table:table-cell table:style-name="Cell20">
            <text:p text:style-name="P31"><text:span text:style-name="T31_1">Get</text:span><text:span text:style-name="T31_2"><text:s/></text:span><text:span text:style-name="T31_3">details</text:span><text:span text:style-name="T31_4"><text:s/></text:span><text:span text:style-name="T31_5">about</text:span><text:span text:style-name="T31_6"><text:s/></text:span><text:span text:style-name="T31_7">specific</text:span><text:span text:style-name="T31_8"><text:s/></text:span><text:span text:style-name="T31_9">service</text:span></text:p>
          </table:table-cell>
        </table:table-row>
      </table:table>
      <text:p text:style-name="P32"/>
      <text:p text:style-name="P33"><text:span text:style-name="T33_1">/*<text:s/></text:span><text:span text:style-name="T33_2">USER</text:span><text:span text:style-name="T33_3"><text:s/>*/</text:span></text:p>
      <text:p text:style-name="P34"/>
      <table:table table:style-name="Table5">
        <table:table-column table:style-name="Column21"/>
        <table:table-column table:style-name="Column22"/>
        <table:table-column table:style-name="Column23"/>
        <table:table-column table:style-name="Column24"/>
        <table:table-column table:style-name="Column25"/>
        <table:table-row table:style-name="Row5">
          <table:table-cell table:style-name="Cell21">
            <text:p text:style-name="P35"><text:span text:style-name="T35_1">/</text:span><text:span text:style-name="T35_2">createAccount</text:span></text:p>
          </table:table-cell>
          <table:table-cell table:style-name="Cell22">
            <text:p text:style-name="P36"><text:span text:style-name="T36_1">POST</text:span></text:p>
          </table:table-cell>
          <table:table-cell table:style-name="Cell23">
            <text:p text:style-name="P37"><text:span text:style-name="T37_1">{</text:span><text:span text:style-name="T37_2">String</text:span><text:span text:style-name="T37_3">}</text:span></text:p>
            <text:p text:style-name="P38"><text:span text:style-name="T38_1">username</text:span><text:span text:style-name="T38_2">,<text:s/></text:span><text:span text:style-name="T38_3">password</text:span><text:span text:style-name="T38_4">,<text:s/></text:span><text:span text:style-name="T38_5">phone</text:span><text:span text:style-name="T38_6">,<text:s/></text:span><text:span text:style-name="T38_7">email</text:span></text:p>
          </table:table-cell>
          <table:table-cell table:style-name="Cell24">
            <text:p text:style-name="P39"><text:span text:style-name="T39_1">NA</text:span></text:p>
          </table:table-cell>
          <table:table-cell table:style-name="Cell25">
            <text:p text:style-name="P40"><text:span text:style-name="T40_1">Create</text:span><text:span text:style-name="T40_2"><text:s/></text:span><text:span text:style-name="T40_3">a</text:span><text:span text:style-name="T40_4"><text:s/></text:span><text:span text:style-name="T40_5">new</text:span><text:span text:style-name="T40_6"><text:s/></text:span><text:span text:style-name="T40_7">account</text:span></text:p>
          </table:table-cell>
        </table:table-row>
      </table:table>
      <text:p text:style-name="P41"/>
      <table:table table:style-name="Table6">
        <table:table-column table:style-name="Column26"/>
        <table:table-column table:style-name="Column27"/>
        <table:table-column table:style-name="Column28"/>
        <table:table-column table:style-name="Column29"/>
        <table:table-column table:style-name="Column30"/>
        <table:table-row table:style-name="Row6">
          <table:table-cell table:style-name="Cell26">
            <text:p text:style-name="P42"><text:span text:style-name="T42_1">/</text:span><text:span text:style-name="T42_2">userInfos</text:span></text:p>
          </table:table-cell>
          <table:table-cell table:style-name="Cell27">
            <text:p text:style-name="P43"><text:span text:style-name="T43_1">GET</text:span></text:p>
          </table:table-cell>
          <table:table-cell table:style-name="Cell28">
            <text:p text:style-name="P44"><text:span text:style-name="T44_1">user</text:span><text:span text:style-name="T44_2"><text:s/></text:span><text:span text:style-name="T44_3">id</text:span></text:p>
          </table:table-cell>
          <table:table-cell table:style-name="Cell29">
            <text:p text:style-name="P45"><text:span text:style-name="T45_1">{</text:span><text:span text:style-name="T45_2">String</text:span><text:span text:style-name="T45_3">}<text:s/></text:span></text:p>
            <text:p text:style-name="P46"><text:span text:style-name="T46_1">username</text:span><text:span text:style-name="T46_2">,<text:s/></text:span><text:span text:style-name="T46_3">phone</text:span><text:span text:style-name="T46_4">,<text:s/></text:span><text:span text:style-name="T46_5">email</text:span></text:p>
            <text:p text:style-name="P47"/>
          </table:table-cell>
          <table:table-cell table:style-name="Cell30">
            <text:p text:style-name="P48"><text:span text:style-name="T48_1">Get</text:span><text:span text:style-name="T48_2"><text:s/></text:span><text:span text:style-name="T48_3">informations</text:span><text:span text:style-name="T48_4"><text:s/></text:span><text:span text:style-name="T48_5">about</text:span><text:span text:style-name="T48_6"><text:s/></text:span><text:span text:style-name="T48_7">user</text:span></text:p>
          </table:table-cell>
        </table:table-row>
      </table:table>
      <text:p text:style-name="P49"/>
      <table:table table:style-name="Table7">
        <table:table-column table:style-name="Column31"/>
        <table:table-column table:style-name="Column32"/>
        <table:table-column table:style-name="Column33"/>
        <table:table-column table:style-name="Column34"/>
        <table:table-column table:style-name="Column35"/>
        <table:table-row table:style-name="Row7">
          <table:table-cell table:style-name="Cell31">
            <text:p text:style-name="P50"><text:span text:style-name="T50_1">/</text:span><text:span text:style-name="T50_2">userAppointments</text:span></text:p>
          </table:table-cell>
          <table:table-cell table:style-name="Cell32">
            <text:p text:style-name="P51"><text:span text:style-name="T51_1">GET</text:span></text:p>
          </table:table-cell>
          <table:table-cell table:style-name="Cell33">
            <text:p text:style-name="P52"><text:span text:style-name="T52_1">user</text:span><text:span text:style-name="T52_2"><text:s/></text:span><text:span text:style-name="T52_3">id</text:span></text:p>
          </table:table-cell>
          <table:table-cell table:style-name="Cell34">
            <text:p text:style-name="P53"><text:span text:style-name="T53_1">{</text:span><text:span text:style-name="T53_2">String</text:span><text:span text:style-name="T53_3">}</text:span></text:p>
            <text:p text:style-name="P54"><text:span text:style-name="T54_1">service</text:span><text:span text:style-name="T54_2">,<text:s/></text:span><text:span text:style-name="T54_3">date</text:span><text:span text:style-name="T54_4">,<text:s/></text:span><text:span text:style-name="T54_5">slot</text:span></text:p>
          </table:table-cell>
          <table:table-cell table:style-name="Cell35">
            <text:p text:style-name="P55"><text:span text:style-name="T55_1">Get</text:span><text:span text:style-name="T55_2"><text:s/></text:span><text:span text:style-name="T55_3">the</text:span><text:span text:style-name="T55_4"><text:s/></text:span><text:span text:style-name="T55_5">appointments</text:span><text:span text:style-name="T55_6"><text:s/></text:span><text:span text:style-name="T55_7">list</text:span><text:span text:style-name="T55_8"><text:s/></text:span><text:span text:style-name="T55_9">of</text:span><text:span text:style-name="T55_10"><text:s/></text:span><text:span text:style-name="T55_11">the</text:span><text:span text:style-name="T55_12"><text:s/></text:span><text:span text:style-name="T55_13">user</text:span></text:p>
          </table:table-cell>
        </table:table-row>
      </table:table>
      <text:p text:style-name="P56"/>
      <table:table table:style-name="Table8">
        <table:table-column table:style-name="Column36"/>
        <table:table-column table:style-name="Column37"/>
        <table:table-column table:style-name="Column38"/>
        <table:table-column table:style-name="Column39"/>
        <table:table-column table:style-name="Column40"/>
        <table:table-row table:style-name="Row8">
          <table:table-cell table:style-name="Cell36">
            <text:p text:style-name="P57"><text:span text:style-name="T57_1">/</text:span><text:span text:style-name="T57_2">disconnect</text:span></text:p>
          </table:table-cell>
          <table:table-cell table:style-name="Cell37">
            <text:p text:style-name="P58"><text:span text:style-name="T58_1">POST</text:span></text:p>
          </table:table-cell>
          <table:table-cell table:style-name="Cell38">
            <text:p text:style-name="P59"><text:span text:style-name="T59_1">user</text:span><text:span text:style-name="T59_2"><text:s/></text:span><text:span text:style-name="T59_3">id</text:span></text:p>
          </table:table-cell>
          <table:table-cell table:style-name="Cell39">
            <text:p text:style-name="P60"><text:span text:style-name="T60_1">NA</text:span></text:p>
          </table:table-cell>
          <table:table-cell table:style-name="Cell40">
            <text:p text:style-name="P61"><text:span text:style-name="T61_1">Disconnect</text:span><text:span text:style-name="T61_2"><text:s/></text:span><text:span text:style-name="T61_3">user</text:span><text:span text:style-name="T61_4"><text:s/></text:span><text:span text:style-name="T61_5">from</text:span><text:span text:style-name="T61_6"><text:s/></text:span><text:span text:style-name="T61_7">current</text:span><text:span text:style-name="T61_8"><text:s/></text:span><text:span text:style-name="T61_9">session</text:span></text:p>
          </table:table-cell>
        </table:table-row>
      </table:table>
      <text:p text:style-name="P62"/>
      <table:table table:style-name="Table9">
        <table:table-column table:style-name="Column41"/>
        <table:table-column table:style-name="Column42"/>
        <table:table-column table:style-name="Column43"/>
        <table:table-column table:style-name="Column44"/>
        <table:table-column table:style-name="Column45"/>
        <table:table-row table:style-name="Row9">
          <table:table-cell table:style-name="Cell41">
            <text:p text:style-name="P63"><text:span text:style-name="T63_1">/</text:span><text:span text:style-name="T63_2">deleteAccount</text:span></text:p>
          </table:table-cell>
          <table:table-cell table:style-name="Cell42">
            <text:p text:style-name="P64"><text:span text:style-name="T64_1">POST</text:span></text:p>
          </table:table-cell>
          <table:table-cell table:style-name="Cell43">
            <text:p text:style-name="P65"><text:span text:style-name="T65_1">user</text:span><text:span text:style-name="T65_2"><text:s/></text:span><text:span text:style-name="T65_3">id</text:span></text:p>
          </table:table-cell>
          <table:table-cell table:style-name="Cell44">
            <text:p text:style-name="P66"><text:span text:style-name="T66_1">NA</text:span></text:p>
          </table:table-cell>
          <table:table-cell table:style-name="Cell45">
            <text:p text:style-name="P67"><text:span text:style-name="T67_1">Delete</text:span><text:span text:style-name="T67_2"><text:s/></text:span><text:span text:style-name="T67_3">existing</text:span><text:span text:style-name="T67_4"><text:s/></text:span><text:span text:style-name="T67_5">account</text:span></text:p>
          </table:table-cell>
        </table:table-row>
      </table:table>
      <text:p text:style-name="P68"/>
      <text:p text:style-name="P69"><text:span text:style-name="T69_1">/*<text:s/></text:span><text:span text:style-name="T69_2">APPOINTMENT</text:span><text:span text:style-name="T69_3"><text:s/>*/</text:span></text:p>
      <text:p text:style-name="P70"/>
      <table:table table:style-name="Table10">
        <table:table-column table:style-name="Column46"/>
        <table:table-column table:style-name="Column47"/>
        <table:table-column table:style-name="Column48"/>
        <table:table-column table:style-name="Column49"/>
        <table:table-column table:style-name="Column50"/>
        <table:table-row table:style-name="Row10">
          <table:table-cell table:style-name="Cell46">
            <text:p text:style-name="P71"><text:span text:style-name="T71_1">/</text:span><text:span text:style-name="T71_2">createAppointment</text:span></text:p>
          </table:table-cell>
          <table:table-cell table:style-name="Cell47">
            <text:p text:style-name="P72"><text:span text:style-name="T72_1">POST</text:span></text:p>
          </table:table-cell>
          <table:table-cell table:style-name="Cell48">
            <text:p text:style-name="P73"><text:span text:style-name="T73_1">user</text:span><text:span text:style-name="T73_2"><text:s/></text:span><text:span text:style-name="T73_3">id</text:span></text:p>
            <text:p text:style-name="P74"><text:span text:style-name="T74_1">{</text:span><text:span text:style-name="T74_2">String</text:span><text:span text:style-name="T74_3">}</text:span></text:p>
            <text:p text:style-name="P75"><text:span text:style-name="T75_1">service</text:span><text:span text:style-name="T75_2">,<text:s/></text:span><text:span text:style-name="T75_3">date</text:span><text:span text:style-name="T75_4">,<text:s/></text:span><text:span text:style-name="T75_5">slot</text:span></text:p>
          </table:table-cell>
          <table:table-cell table:style-name="Cell49">
            <text:p text:style-name="P76"><text:span text:style-name="T76_1">NA</text:span></text:p>
          </table:table-cell>
          <table:table-cell table:style-name="Cell50">
            <text:p text:style-name="P77"><text:span text:style-name="T77_1">Create</text:span><text:span text:style-name="T77_2"><text:s/></text:span><text:span text:style-name="T77_3">a</text:span><text:span text:style-name="T77_4"><text:s/></text:span><text:span text:style-name="T77_5">new</text:span><text:span text:style-name="T77_6"><text:s/></text:span><text:span text:style-name="T77_7">appointment</text:span></text:p>
          </table:table-cell>
        </table:table-row>
      </table:table>
      <text:p text:style-name="P78"/>
      <table:table table:style-name="Table11">
        <table:table-column table:style-name="Column51"/>
        <table:table-column table:style-name="Column52"/>
        <table:table-column table:style-name="Column53"/>
        <table:table-column table:style-name="Column54"/>
        <table:table-column table:style-name="Column55"/>
        <table:table-row table:style-name="Row11">
          <table:table-cell table:style-name="Cell51">
            <text:p text:style-name="P79"><text:span text:style-name="T79_1">/</text:span><text:span text:style-name="T79_2">cancelAppointment</text:span></text:p>
          </table:table-cell>
          <table:table-cell table:style-name="Cell52">
            <text:p text:style-name="P80"><text:span text:style-name="T80_1">POST</text:span></text:p>
          </table:table-cell>
          <table:table-cell table:style-name="Cell53">
            <text:p text:style-name="P81"><text:span text:style-name="T81_1">user</text:span><text:span text:style-name="T81_2"><text:s/></text:span><text:span text:style-name="T81_3">id</text:span></text:p>
            <text:p text:style-name="P82"><text:span text:style-name="T82_1">{</text:span><text:span text:style-name="T82_2">String</text:span><text:span text:style-name="T82_3">}</text:span></text:p>
            <text:p text:style-name="P83"><text:span text:style-name="T83_1">service</text:span><text:span text:style-name="T83_2">,<text:s/></text:span><text:span text:style-name="T83_3">date</text:span><text:span text:style-name="T83_4">,<text:s/></text:span><text:span text:style-name="T83_5">slot</text:span></text:p>
          </table:table-cell>
          <table:table-cell table:style-name="Cell54">
            <text:p text:style-name="P84"><text:span text:style-name="T84_1">NA</text:span></text:p>
          </table:table-cell>
          <table:table-cell table:style-name="Cell55">
            <text:p text:style-name="P85"><text:span text:style-name="T85_1">Cancel</text:span><text:span text:style-name="T85_2"><text:s/></text:span><text:span text:style-name="T85_3">an</text:span><text:span text:style-name="T85_4"><text:s/></text:span><text:span text:style-name="T85_5">existing</text:span><text:span text:style-name="T85_6"><text:s/></text:span><text:span text:style-name="T85_7">appointment</text:span></text:p>
          </table:table-cell>
        </table:table-row>
      </table:table>
      <text:p text:style-name="P86"/>
      <text:p text:style-name="P87"><text:span text:style-name="T87_1">/*<text:s/></text:span><text:span text:style-name="T87_2">TIMETABLE</text:span><text:span text:style-name="T87_3"><text:s/>*/</text:span></text:p>
      <text:p text:style-name="P88"/>
      <text:p text:style-name="P89"/>
      <table:table table:style-name="Table12">
        <table:table-column table:style-name="Column56"/>
        <table:table-column table:style-name="Column57"/>
        <table:table-column table:style-name="Column58"/>
        <table:table-column table:style-name="Column59"/>
        <table:table-column table:style-name="Column60"/>
        <table:table-row table:style-name="Row12">
          <table:table-cell table:style-name="Cell56">
            <text:p text:style-name="P90"><text:span text:style-name="T90_1">/</text:span><text:span text:style-name="T90_2">globalTimetable</text:span></text:p>
          </table:table-cell>
          <table:table-cell table:style-name="Cell57">
            <text:p text:style-name="P91"><text:span text:style-name="T91_1">GET</text:span></text:p>
          </table:table-cell>
          <table:table-cell table:style-name="Cell58">
            <text:p text:style-name="P92"><text:span text:style-name="T92_1">{</text:span><text:span text:style-name="T92_2">String</text:span><text:span text:style-name="T92_3">}</text:span></text:p>
            <text:p text:style-name="P93"><text:span text:style-name="T93_1">service</text:span></text:p>
          </table:table-cell>
          <table:table-cell table:style-name="Cell59">
            <text:p text:style-name="P94"><text:span text:style-name="T94_1">{</text:span><text:span text:style-name="T94_2">String</text:span><text:span text:style-name="T94_3">}</text:span></text:p>
            <text:p text:style-name="P95"><text:span text:style-name="T95_1">slot</text:span><text:span text:style-name="T95_2">_</text:span><text:span text:style-name="T95_3">avaiability</text:span><text:span text:style-name="T95_4">,</text:span></text:p>
            <text:p text:style-name="P96"><text:span text:style-name="T96_1">global</text:span><text:span text:style-name="T96_2">_</text:span><text:span text:style-name="T96_3">availability</text:span></text:p>
          </table:table-cell>
          <table:table-cell table:style-name="Cell60">
            <text:p text:style-name="P97"><text:span text:style-name="T97_1">Get</text:span><text:span text:style-name="T97_2"><text:s/></text:span><text:span text:style-name="T97_3">the</text:span><text:span text:style-name="T97_4"><text:s/></text:span><text:span text:style-name="T97_5">wekkly</text:span><text:span text:style-name="T97_6"><text:s/></text:span><text:span text:style-name="T97_7">timetable</text:span><text:span text:style-name="T97_8"><text:s/></text:span><text:span text:style-name="T97_9">for</text:span><text:span text:style-name="T97_10"><text:s/></text:span><text:span text:style-name="T97_11">a</text:span><text:span text:style-name="T97_12"><text:s/></text:span><text:span text:style-name="T97_13">service</text:span></text:p>
          </table:table-cell>
        </table:table-row>
      </table:table>
      <text:p text:style-name="P98"/>
      <text:p text:style-name="P99"/>
      <table:table table:style-name="Table13">
        <table:table-column table:style-name="Column61"/>
        <table:table-column table:style-name="Column62"/>
        <table:table-column table:style-name="Column63"/>
        <table:table-column table:style-name="Column64"/>
        <table:table-column table:style-name="Column65"/>
        <table:table-row table:style-name="Row13">
          <table:table-cell table:style-name="Cell61">
            <text:p text:style-name="P100"><text:span text:style-name="T100_1">/</text:span><text:span text:style-name="T100_2">detailsTimetable</text:span></text:p>
          </table:table-cell>
          <table:table-cell table:style-name="Cell62">
            <text:p text:style-name="P101"><text:span text:style-name="T101_1">GET</text:span></text:p>
          </table:table-cell>
          <table:table-cell table:style-name="Cell63">
            <text:p text:style-name="P102"><text:span text:style-name="T102_1">{</text:span><text:span text:style-name="T102_2">String</text:span><text:span text:style-name="T102_3">}</text:span></text:p>
            <text:p text:style-name="P103"><text:span text:style-name="T103_1">service</text:span><text:span text:style-name="T103_2">,<text:s/></text:span><text:span text:style-name="T103_3">day</text:span></text:p>
          </table:table-cell>
          <table:table-cell table:style-name="Cell64">
            <text:p text:style-name="P104"><text:span text:style-name="T104_1">{</text:span><text:span text:style-name="T104_2">String</text:span><text:span text:style-name="T104_3">}</text:span></text:p>
            <text:p text:style-name="P105"><text:span text:style-name="T105_1">Slot</text:span><text:span text:style-name="T105_2">_</text:span><text:span text:style-name="T105_3">avaiability</text:span><text:span text:style-name="T105_4">,</text:span></text:p>
            <text:p text:style-name="P106"><text:span text:style-name="T106_1">global</text:span><text:span text:style-name="T106_2">_</text:span><text:span text:style-name="T106_3">availability</text:span><text:span text:style-name="T106_4">,</text:span></text:p>
            <text:p text:style-name="P107"><text:span text:style-name="T107_1">…<text:s/>(</text:span><text:span text:style-name="T107_2">stats</text:span><text:span text:style-name="T107_3">)</text:span></text:p>
            <text:p text:style-name="P108"/>
          </table:table-cell>
          <table:table-cell table:style-name="Cell65">
            <text:p text:style-name="P109"><text:span text:style-name="T109_1">Get</text:span><text:span text:style-name="T109_2"><text:s/></text:span><text:span text:style-name="T109_3">the</text:span><text:span text:style-name="T109_4"><text:s/></text:span><text:span text:style-name="T109_5">details</text:span><text:span text:style-name="T109_6"><text:s/></text:span><text:span text:style-name="T109_7">statistics</text:span><text:span text:style-name="T109_8"><text:s/></text:span><text:span text:style-name="T109_9">timetable</text:span><text:span text:style-name="T109_10"><text:s/></text:span><text:span text:style-name="T109_11">for</text:span><text:span text:style-name="T109_12"><text:s/></text:span><text:span text:style-name="T109_13">specific</text:span><text:span text:style-name="T109_14"><text:s/></text:span><text:span text:style-name="T109_15">day</text:span></text:p>
          </table:table-cell>
        </table:table-row>
      </table:table>
      <text:p text:style-name="P11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